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.353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.353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.353cm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5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Part Name</text:p>
          </table:table-cell>
          <table:table-cell table:style-name="ce3" office:value-type="string" calcext:value-type="string">
            <text:p>ButtonMax</text:p>
          </table:table-cell>
          <table:table-cell table:style-name="ce11" office:value-type="string" calcext:value-type="string">
            <text:p>KSP</text:p>
          </table:table-cell>
          <table:table-cell table:style-name="ce11" office:value-type="string" calcext:value-type="string">
            <text:p>Generalist</text:p>
          </table:table-cell>
          <table:table-cell table:style-name="ce11" office:value-type="string" calcext:value-type="string">
            <text:p>Generalister</text:p>
          </table:table-cell>
          <table:table-cell table:style-name="ce4" office:value-type="string" calcext:value-type="string">
            <text:p>Targeting</text:p>
          </table:table-cell>
          <table:table-cell table:style-name="ce5" office:value-type="string" calcext:value-type="string">
            <text:p>Max</text:p>
          </table:table-cell>
          <table:table-cell table:style-name="ce4" table:number-columns-repeated="16377"/>
        </table:table-row>
        <table:table-row table:style-name="ro1">
          <table:table-cell office:value-type="string" calcext:value-type="string">
            <text:p>1U Handl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MAX([.B2];[.C2];[.D2];[.E2];[.F2])" office:value-type="float" office:value="7" calcext:value-type="float">
            <text:p>7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Han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3];[.C3];[.D3];[.E3];[.F3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3U Handl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MAX([.B4];[.C4];[.D4];[.E4];[.F4])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Cherry Switc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AX([.B5];[.C5];[.D5];[.E5];[.F5])" office:value-type="float" office:value="18" calcext:value-type="float">
            <text:p>18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lluminated Toggle Swit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6];[.C6];[.D6];[.E6];[.F6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Large JoySt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7];[.C7];[.D7];[.E7];[.F7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Large Kno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[.B8];[.C8];[.D8];[.E8];[.F8]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otary Potentiome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9];[.C9];[.D9];[.E9];[.F9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otary Selec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0];[.C10];[.D10];[.E10];[.F10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otary Enco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11];[.C11];[.D11];[.E11];[.F11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6mm Momentary Butto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B12];[.C12];[.D12];[.E12];[.F12])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Paddle Swi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AX([.B13];[.C13];[.D13];[.E13];[.F13]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6mm Push Butt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AX([.B14];[.C14];[.D14];[.E14];[.F14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ocker Swit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AX([.B15];[.C15];[.D15];[.E15];[.F15]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45mm Slide Potentiome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16];[.C16];[.D16];[.E16];[.F16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75mm Slide Potentiome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17];[.C17];[.D17];[.E17];[.F17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6.35mm Toggle Switch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MAX([.B18];[.C18];[.D18];[.E18];[.F18])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M3 Eurorack Mount Screw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MAX([.B19];[.C19];[.D19];[.E19];[.F19])" office:value-type="float" office:value="52" calcext:value-type="float">
            <text:p>52</text:p>
          </table:table-cell>
          <table:table-cell table:formula="of:=[.G19]/2" office:value-type="float" office:value="26" calcext:value-type="float">
            <text:p>2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6mm panel mount led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MAX([.B20];[.C20];[.D20];[.E20];[.F20])" office:value-type="float" office:value="23" calcext:value-type="float">
            <text:p>23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6"/>
          <table:table-cell table:formula="of:=MAX([.B21];[.C21];[.D21];[.E21];[.F21])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6"/>
          <table:table-cell table:formula="of:=MAX([.B22];[.C22];[.D22];[.E22];[.F22])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6"/>
          <table:table-cell table:formula="of:=MAX([.B23];[.C23];[.D23];[.E23];[.F23])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1">
          <table:table-cell table:number-columns-repeated="6"/>
          <table:table-cell table:formula="of:=MAX([.B24];[.C24];[.D24];[.E24];[.F24])" office:value-type="float" office:value="0" calcext:value-type="float">
            <text:p>0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Illuminated Toggle Swit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25];[.C25];[.D25];[.E25];[.F25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Illuminated Toggle Switch w/han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[.B26];[.C26];[.D26];[.E26];[.F26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3x3 cherry switch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MAX([.B27];[.C27];[.D27];[.E27];[.F27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1x2 momentary butt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[.B28];[.C28];[.D28];[.E28];[.F28])" office:value-type="float" office:value="3" calcext:value-type="float">
            <text:p>3</text:p>
          </table:table-cell>
          <table:table-cell table:formula="of:=[.G28]*2" office:value-type="float" office:value="6" calcext:value-type="float">
            <text:p>6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toggle switch w/handl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[.B29];[.C29];[.D29];[.E29];[.F29])" office:value-type="float" office:value="6" calcext:value-type="float">
            <text:p>6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paddle switch w/hand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30];[.C30];[.D30];[.E30];[.F30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paddle swi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MAX([.B31];[.C31];[.D31];[.E31];[.F31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large joyst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32];[.C32];[.D32];[.E32];[.F32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3U 75mm 2x slide po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33];[.C33];[.D33];[.E33];[.F33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large kno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[.B34];[.C34];[.D34];[.E34];[.F34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rotary selec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B35];[.C35];[.D35];[.E35];[.F35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rotary enco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36];[.C36];[.D36];[.E36];[.F36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3U 1x5 cherry swit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37];[.C37];[.D37];[.E37];[.F37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rocker swit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AX([.B38];[.C38];[.D38];[.E38];[.F38])" office:value-type="float" office:value="3" calcext:value-type="float">
            <text:p>3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2x 45mm slide po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39];[.C39];[.D39];[.E39];[.F39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1hp bla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40];[.C40];[.D40];[.E40];[.F40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U 1hp bla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41];[.C41];[.D41];[.E41];[.F41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3U illuminated toggle switch with handles and rotary selec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B42];[.C42];[.D42];[.E42];[.F42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8" office:value-type="string" calcext:value-type="string">
            <text:p>1U 1 momentary button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formula="of:=MAX([.B43];[.C43];[.D43];[.E43];[.F43])" office:value-type="float" office:value="4" calcext:value-type="float">
            <text:p>4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1x push butt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B44];[.C44];[.D44];[.E44];[.F44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3hp blan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MAX([.B45];[.C45];[.D45];[.E45];[.F45])" office:value-type="float" office:value="2" calcext:value-type="float">
            <text:p>2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4hp blan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B46];[.C46];[.D46];[.E46];[.F46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6hp blan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B47];[.C47];[.D47];[.E47];[.F47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8hp blan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B48];[.C48];[.D48];[.E48];[.F48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U 23hp 3x toggle switches w/hand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B49];[.C49];[.D49];[.E49];[.F49])" office:value-type="float" office:value="1" calcext:value-type="float">
            <text:p>1</text:p>
          </table:table-cell>
          <table:table-cell/>
          <table:table-cell table:style-name="Default" table:number-columns-repeated="16376"/>
        </table:table-row>
        <table:table-row table:style-name="ro1" table:number-rows-repeated="1048526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17:52:32.17757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8:01:23.175363400</meta:creation-date>
    <dc:date>2026-01-07T19:12:02.729197100</dc:date>
    <meta:editing-duration>PT11H36M51S</meta:editing-duration>
    <meta:editing-cycles>30</meta:editing-cycles>
    <meta:generator>LibreOffice/25.2.7.2$Windows_X86_64 LibreOffice_project/5cbfd1ab6520636bb5f7b99185aa69bd7456825d</meta:generator>
    <meta:document-statistic meta:table-count="1" meta:cell-count="321" meta:object-count="0"/>
  </office:meta>
</office:document-meta>
</file>